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atch.apply( String original , String pat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ONPatch.apply( Object object , String patch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4">
            <text:p text:style-name="Table_20_Contents">4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JSONPatch.isObject( String patc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